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style:font-name-asian="Arial1" style:font-name-complex="Arial1"/>
    </style:style>
    <style:style style:name="P6" style:family="paragraph" style:parent-style-name="Standard">
      <style:text-properties style:font-name="Arial" fo:background-color="#fff200" style:font-name-asian="Arial1" style:font-name-complex="Arial1"/>
    </style:style>
    <style:style style:name="P7" style:family="paragraph" style:parent-style-name="Standard">
      <style:text-properties style:font-name="Arial" officeooo:rsid="000f2bb6" officeooo:paragraph-rsid="000f2bb6" fo:background-color="#fff200" style:font-name-asian="Arial1" style:font-name-complex="Arial1"/>
    </style:style>
    <style:style style:name="P8" style:family="paragraph" style:parent-style-name="Standard">
      <style:text-properties style:font-name="Arial" fo:background-color="transparent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<text:bookmark-start text:name="__DdeLink__1426_3932124525"/>StringBuffer s = new StringBuffer("Hello");</text:p>
      <text:p text:style-name="P2">StringBuffer s1 = new StringBuffer("World");</text:p>
      <text:p text:style-name="P2">s.append(s1);</text:p>
      <text:p text:style-name="P2">System.out.println(s);<text:bookmark-end text:name="__DdeLink__1426_3932124525"/></text:p>
      <text:p text:style-name="P1">A) Hello</text:p>
      <text:p text:style-name="P1">B) World</text:p>
      <text:p text:style-name="P6">C) HelloWorld</text:p>
      <text:p text:style-name="P1">D) Compilation Fails</text:p>
      <text:p text:style-name="P1"/>
      <text:p text:style-name="P1"/>
      <text:p text:style-name="P2">2. What is the ouput of the below syntax:</text:p>
      <text:p text:style-name="P2"><text:bookmark-start text:name="__DdeLink__1428_3932124525"/>String s = "IDEAL";</text:p>
      <text:p text:style-name="P2">System.out.println(s.substring(0, s.length()-1)+(s.charAt(s.length()-1)));<text:bookmark-end text:name="__DdeLink__1428_3932124525"/></text:p>
      <text:p text:style-name="P1">A) IDE</text:p>
      <text:p text:style-name="P6">B) IDEAL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<text:bookmark-start text:name="__DdeLink__1430_3932124525"/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text:bookmark-end text:name="__DdeLink__1430_3932124525"/></text:p>
      <text:p text:style-name="P1">A) Hellotest</text:p>
      <text:p text:style-name="P6"><text:soft-page-break/>B) HellotestWorld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<text:bookmark-start text:name="__DdeLink__1432_3932124525"/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text:bookmark-end text:name="__DdeLink__1432_3932124525"/></text:p>
      <text:p text:style-name="P1">A) 2</text:p>
      <text:p text:style-name="P6">B) 3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<text:bookmark-start text:name="__DdeLink__1434_3932124525"/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text:bookmark-end text:name="__DdeLink__1434_3932124525"/></text:p>
      <text:p text:style-name="P6">A) Good Morning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<text:bookmark-start text:name="__DdeLink__1436_3932124525"/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text:bookmark-end text:name="__DdeLink__1436_3932124525"/></text:p>
      <text:p text:style-name="P6">A) dooG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<text:bookmark-start text:name="__DdeLink__1438_3932124525"/>public class DemoProgram {</text:p>
      <text:p text:style-name="P2">public static void main(String[] args) {</text:p>
      <text:p text:style-name="P2">System.out.println(5+4+"String"+7+1);</text:p>
      <text:p text:style-name="P2">}}<text:bookmark-end text:name="__DdeLink__1438_3932124525"/></text:p>
      <text:p text:style-name="P1">A) 54String71</text:p>
      <text:p text:style-name="P1">B) 9String8</text:p>
      <text:p text:style-name="P6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<text:bookmark-start text:name="__DdeLink__1440_3932124525"/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text:bookmark-end text:name="__DdeLink__1440_3932124525"/></text:p>
      <text:p text:style-name="P1">A) HellotestWorld</text:p>
      <text:p text:style-name="P1">B) Hellotest</text:p>
      <text:p text:style-name="P6">C) Compilation fails</text:p>
      <text:p text:style-name="P1">D) runtime error</text:p>
      <text:p text:style-name="P1"/>
      <text:p text:style-name="P1"/>
      <text:p text:style-name="P2">9. What is the output of the above code?</text:p>
      <text:p text:style-name="P2"><text:bookmark-start text:name="__DdeLink__1445_3932124525"/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text:bookmark-end text:name="__DdeLink__1445_3932124525"/></text:p>
      <text:p text:style-name="P6"><text:soft-page-break/>A) Overridden:hello(String,</text:p>
      <text:p text:style-name="P6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6">D) A,C,D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1">A) Super class block will execute first</text:p>
      <text:p text:style-name="P6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6">C) Infinity</text:p>
      <text:p text:style-name="P1">D) Exception Error</text:p>
      <text:p text:style-name="P1"/>
      <text:p text:style-name="P1"/>
      <text:p text:style-name="P2">13. What is the output of the below code:</text:p>
      <text:p text:style-name="P2"><text:bookmark-start text:name="__DdeLink__1447_3932124525"/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text:bookmark-end text:name="__DdeLink__1447_3932124525"/></text:p>
      <text:p text:style-name="P1">A<text:span text:style-name="T4">) Welcome John</text:span></text:p>
      <text:p text:style-name="P1">B) null</text:p>
      <text:p text:style-name="P8">C) Compilation fails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<text:bookmark-start text:name="__DdeLink__1449_3932124525"/>Number n = new Integer(12);</text:p>
      <text:p text:style-name="P2">Double d = (Double)n;</text:p>
      <text:p text:style-name="P2">System.out.println(d);<text:bookmark-end text:name="__DdeLink__1449_3932124525"/></text:p>
      <text:p text:style-name="P1">A) NumberFormatException</text:p>
      <text:p text:style-name="P6">B) ClassCastException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<text:bookmark-start text:name="__DdeLink__1451_3932124525"/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text:bookmark-end text:name="__DdeLink__1451_3932124525"/></text:p>
      <text:p text:style-name="P1">A) world</text:p>
      <text:p text:style-name="P6">B) Hello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<text:bookmark-start text:name="__DdeLink__1453_3932124525"/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text:bookmark-end text:name="__DdeLink__1453_3932124525"/></text:p>
      <text:p text:style-name="P1">A) NegativeArraySizeException</text:p>
      <text:p text:style-name="P6">B) ArrayIndexOutOfBoundsException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<text:bookmark-start text:name="__DdeLink__1457_3932124525"/>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text:bookmark-end text:name="__DdeLink__1457_3932124525"/>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6">E) E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<text:bookmark-start text:name="__DdeLink__1464_3932124525"/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text:bookmark-end text:name="__DdeLink__1464_3932124525"/></text:p>
      <text:p text:style-name="P1"><text:soft-page-break/>A) create directory "test" and a file name as "test.txt</text:p>
      <text:p text:style-name="P6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6">d)All of the above</text:p>
      <text:p text:style-name="P1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1"/>
      <text:p text:style-name="P7">Ans. Singleton</text:p>
      <text:p text:style-name="P1"/>
      <text:p text:style-name="P2">21. What is the output of this program?</text:p>
      <text:p text:style-name="P2"><text:bookmark-start text:name="__DdeLink__1467_3932124525"/><text:bookmark-start text:name="__DdeLink__1469_3932124525"/><text:bookmark-start text:name="__DdeLink__1473_3932124525"/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text:bookmark-end text:name="__DdeLink__1473_3932124525"/></text:p>
      <text:p text:style-name="P2"><text:soft-page-break/>class Output {</text:p>
      <text:p text:style-name="P2"><text:bookmark-start text:name="__DdeLink__1471_3932124525"/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text:bookmark-end text:name="__DdeLink__1471_3932124525"/></text:p>
      <text:p text:style-name="P2">}<text:bookmark-end text:name="__DdeLink__1469_3932124525"/><text:bookmark-end text:name="__DdeLink__1467_3932124525"/></text:p>
      <text:p text:style-name="P1">a) Error</text:p>
      <text:p text:style-name="P1">b) Hello</text:p>
      <text:p text:style-name="P1">c) 36</text:p>
      <text:p text:style-name="P6">d) Hello 36</text:p>
      <text:p text:style-name="P1"/>
      <text:p text:style-name="P1"/>
      <text:p text:style-name="P2">22. What is the output of this program?</text:p>
      <text:p text:style-name="P2"><text:bookmark-start text:name="__DdeLink__1475_3932124525"/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text:bookmark-end text:name="__DdeLink__1475_3932124525"/></text:p>
      <text:p text:style-name="P1">a) 2 8 5 1</text:p>
      <text:p text:style-name="P1">b) 1 5 8 2</text:p>
      <text:p text:style-name="P6">c) 1 2 5 8</text:p>
      <text:p text:style-name="P1">d) 2 1 8 5</text:p>
      <text:p text:style-name="P1"/>
      <text:p text:style-name="P1"/>
      <text:p text:style-name="P2">23. What is the output of this program?</text:p>
      <text:p text:style-name="P2"><text:bookmark-start text:name="__DdeLink__1478_3932124525"/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text:bookmark-end text:name="__DdeLink__1478_3932124525"/></text:p>
      <text:p text:style-name="P6">a) {0, 1, 3, 4}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3T17:42:00.600802992</dc:date>
    <meta:editing-duration>PT7M24S</meta:editing-duration>
    <meta:editing-cycles>2</meta:editing-cycles>
    <meta:document-statistic meta:table-count="0" meta:image-count="0" meta:object-count="0" meta:page-count="12" meta:paragraph-count="325" meta:word-count="1149" meta:character-count="7217" meta:non-whitespace-character-count="6392"/>
  </office:meta>
</office:document-meta>
</file>